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2" svg:font-family="'Liberation Mono'" style:font-adornments="Regular" style:font-pitch="fixed"/>
    <style:font-face style:name="Liberation Mono3" svg:font-family="'Liberation Mono'" style:font-adornments="Regular" style:font-family-generic="modern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306cm" fo:min-width="24.138cm"/>
    </style:style>
    <style:style style:name="gr3" style:family="graphic" style:parent-style-name="standard">
      <style:graphic-properties draw:stroke="none" draw:fill-color="#ffffff" fo:min-height="5.594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solid" svg:stroke-color="#33ff99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style:font-name="Liberation Mono2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margin-top="0cm" fo:margin-bottom="0cm" fo:line-height="100%" style:writing-mode="lr-tb"/>
    </style:style>
    <style:style style:name="P5" style:family="paragraph">
      <style:paragraph-properties fo:margin-top="0cm" fo:margin-bottom="0cm" fo:line-height="100%" style:writing-mode="lr-tb"/>
      <style:text-properties fo:font-size="16pt" style:font-size-asian="16pt" style:font-size-complex="16pt"/>
    </style:style>
    <style:style style:name="P6" style:family="paragraph">
      <loext:graphic-properties draw:fill-color="#ffffff"/>
      <style:text-properties fo:font-size="28pt"/>
    </style:style>
    <style:style style:name="P7" style:family="paragraph">
      <style:text-properties style:font-name="Liberation Mono3" fo:font-size="18pt" style:font-size-asian="18pt" style:font-size-complex="18pt"/>
    </style:style>
    <style:style style:name="P8" style:family="paragraph">
      <loext:graphic-properties draw:fill="none" draw:fill-color="#ffffff"/>
      <style:text-properties style:font-name="Liberation Mono3" fo:font-size="18pt" style:font-size-asian="18pt" style:font-size-complex="18pt"/>
    </style:style>
    <style:style style:name="T1" style:family="text">
      <style:text-properties style:font-name="Liberation Mono2"/>
    </style:style>
    <style:style style:name="T2" style:family="text">
      <style:text-properties style:font-name="Liberation Mono2" fo:background-color="#00ff66"/>
    </style:style>
    <style:style style:name="T3" style:family="text">
      <style:text-properties style:font-name="Liberation Mono2" fo:background-color="#ff33ff"/>
    </style:style>
    <style:style style:name="T4" style:family="text">
      <style:text-properties style:font-name="Liberation Mono2" fo:background-color="#00ffff"/>
    </style:style>
    <style:style style:name="T5" style:family="text">
      <style:text-properties style:font-name="Liberation Mono2" fo:font-size="16pt" style:font-size-asian="16pt" style:font-size-complex="16pt"/>
    </style:style>
    <style:style style:name="T6" style:family="text">
      <style:text-properties fo:font-size="28pt"/>
    </style:style>
    <style:style style:name="T7" style:family="text">
      <style:text-properties style:font-name="Liberation Mono1" fo:font-size="28pt"/>
    </style:style>
    <style:style style:name="T8" style:family="text">
      <style:text-properties style:font-name="Liberation Mono1" fo:font-size="28pt" style:font-size-asian="18pt" style:font-size-complex="18pt"/>
    </style:style>
    <style:style style:name="T9" style:family="text">
      <style:text-properties style:font-name="Liberation Sans2" fo:font-size="28pt" style:font-size-asian="18pt" style:font-size-complex="18pt"/>
    </style:style>
    <style:style style:name="T10" style:family="text">
      <style:text-properties style:font-name="Liberation Mono3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it Testing in Cloud Engineerin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Engineering “Pub” Talk</text:p>
            <text:p>October 5, 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ndard 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ule unittest from the standard library</text:p>
                <text:list>
                  <text:list-item>
                    <text:p>Actively maintained and adequate, too much boilerplate needed</text:p>
                  </text:list-item>
                </text:list>
              </text:list-item>
              <text:list-item>
                <text:p>nosetest package</text:p>
                <text:list>
                  <text:list-item>
                    <text:p>Improved upon the unittest module, but is now formally unmaintained</text:p>
                  </text:list-item>
                </text:list>
              </text:list-item>
              <text:list-item>
                <text:p>py.test </text:p>
                <text:list>
                  <text:list-item>
                    <text:p>The obvious framework, usually indistinguishable from nosetest</text:p>
                  </text:list-item>
                  <text:list-item>
                    <text:p>The CloudEngineering standard for any new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simple can it be? Very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1">def double(n):</text:span></text:p>
            <text:p><text:span text:style-name="T1"><text:s text:c="4"/></text:span><text:span text:style-name="T1">"""Returns the double of n using the standard * operator.</text:span></text:p>
            <text:p><text:span text:style-name="T1"><text:s text:c="7"/></text:span><text:span text:style-name="T1">Sequences and numbers are acceptable input."""</text:span></text:p>
            <text:p><text:span text:style-name="T1"><text:s text:c="4"/></text:span><text:span text:style-name="T1">return n * 2</text:span></text:p>
            <text:p><text:span text:style-name="T1"/></text:p>
            <text:p><text:span text:style-name="T1">def test_double_number():</text:span></text:p>
            <text:p><text:span text:style-name="T1"><text:s text:c="4"/></text:span><text:span text:style-name="T1">assert double(2) == 4</text:span></text:p>
            <text:p><text:span text:style-name="T1"><text:s text:c="4"/></text:span><text:span text:style-name="T1">assert double(1.5) == 3</text:span></text:p>
            <text:p><text:span text:style-name="T1"/></text:p>
            <text:p><text:span text:style-name="T1">def test_double_string():</text:span></text:p>
            <text:p><text:span text:style-name="T1"><text:s text:c="4"/></text:span><text:span text:style-name="T1">assert double('any') == 'anyany'</text:span></text:p>
            <text:p><text:span text:style-name="T1"/></text:p>
            <text:p><text:span text:style-name="T1">def test_double_list():</text:span></text:p>
            <text:p><text:span text:style-name="T1"><text:s text:c="4"/></text:span><text:span text:style-name="T1">assert double([1, 2]) == [1, 2, 1, 2]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do you get?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p><text:span text:style-name="T1">$ py.test double.py </text:span></text:p>
            <text:p><text:span text:style-name="T1">================== test session starts ================== </text:span></text:p>
            <text:p><text:span text:style-name="T1">platform linux2 -- Python 2.7.12, pytest-2.9.2, py-1.4.31, pluggy-0.3.1</text:span></text:p>
            <text:p><text:span text:style-name="T1">rootdir: /home/msw/py, inifile: </text:span></text:p>
            <text:p><text:span text:style-name="T1">plugins: </text:span><text:span text:style-name="T2">pylint-0.6.0</text:span><text:span text:style-name="T1">, </text:span><text:span text:style-name="T2">pep8-1.0.6</text:span></text:p>
            <text:p><text:span text:style-name="T1">collected 3 items </text:span></text:p>
            <text:p><text:span text:style-name="T1"/></text:p>
            <text:p><text:span text:style-name="T1">unit.py </text:span><text:span text:style-name="T3">...</text:span></text:p>
            <text:p><text:span text:style-name="T1"/></text:p>
            <text:p><text:span text:style-name="T1">=============== 3 passed in </text:span><text:span text:style-name="T4">0.01</text:span><text:span text:style-name="T1"> seconds ===============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do unit testing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eck that your changes didn’t break existing behavior (regression)</text:p>
              </text:list-item>
              <text:list-item>
                <text:p>Shows that your new code does some of what you intended it to do (validation)</text:p>
              </text:list-item>
              <text:list-item>
                <text:p>Forces a discipline of separation of concerns (interfaces)</text:p>
              </text:list-item>
              <text:list-item>
                <text:p>Is a required predicate to Continuous Integration</text:p>
                <text:list>
                  <text:list-item>
                    <text:p>Why do I want CI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2" draw:text-style-name="P3" draw:layer="layout" svg:width="24.638cm" svg:height="3.556cm" svg:x="1.016cm" svg:y="4.57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Regression</text:p>
          </draw:text-box>
        </draw:frame>
        <draw:frame presentation:style-name="pr4" draw:text-style-name="P5" draw:layer="layout" svg:width="25.199cm" svg:height="12.179cm" svg:x="1.016cm" svg:y="4.585cm" presentation:class="outline" presentation:user-transformed="true">
          <draw:text-box>
            <text:p text:style-name="P4"><text:span text:style-name="T5">def double(n):</text:span></text:p>
            <text:p text:style-name="P4"><text:span text:style-name="T5"><text:s text:c="4"/></text:span><text:span text:style-name="T5">"""Returns the double of n using the standard * operator.</text:span></text:p>
            <text:p text:style-name="P4"><text:span text:style-name="T5"><text:s text:c="7"/></text:span><text:span text:style-name="T5">Sequences and numbers are acceptable input."""</text:span></text:p>
            <text:p text:style-name="P4"><text:span text:style-name="T5"><text:s text:c="4"/></text:span><text:span text:style-name="T5">return n * 2</text:span></text:p>
          </draw:text-box>
        </draw:frame>
        <draw:frame draw:style-name="gr3" draw:text-style-name="P6" draw:layer="layout" svg:width="24.638cm" svg:height="5.844cm" svg:x="1.016cm" svg:y="8.436cm">
          <draw:text-box>
            <text:list text:style-name="L1">
              <text:list-item>
                <text:p><text:span text:style-name="T6">Yes, this is a trivial function, most aren’t</text:span></text:p>
              </text:list-item>
              <text:list-item>
                <text:p><text:span text:style-name="T6">Despite the comment it could be modified to</text:span><text:span text:style-name="T6"><text:line-break/></text:span><text:span text:style-name="T6"> <text:s text:c="3"/></text:span><text:span text:style-name="T7">return </text:span><text:span text:style-name="T8">n + n </text:span><text:span text:style-name="T8"><text:line-break/></text:span><text:span text:style-name="T9">and numbers would be unaffected</text:span></text:p>
              </text:list-item>
              <text:list-item>
                <text:p><text:span text:style-name="T9">But sequences would break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 functions yield simple tests</text:p>
              </text:list-item>
              <text:list-item>
                <text:p>Complex functions should reduce dependencies which yields simpler tests</text:p>
              </text:list-item>
              <text:list-item>
                <text:p>A hard-to-test method may indicate a poorly structured method or data structure</text:p>
              </text:list-item>
              <text:list-item>
                <text:p>Therefore unit testing can indirectly increase code quality, robustness, and clarity</text:p>
              </text:list-item>
              <text:list-item>
                <text:p>Examples la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faces</text:p>
          </draw:text-box>
        </draw:frame>
        <draw:frame presentation:style-name="pr4" draw:layer="layout" svg:width="25.199cm" svg:height="6.262cm" svg:x="1.4cm" svg:y="4.914cm" presentation:class="outline" presentation:user-transformed="true">
          <draw:text-box>
            <text:list text:style-name="L2">
              <text:list-item>
                <text:p>Separation of concerns says, for example, a function that parses data should not also retrieve the data.</text:p>
              </text:list-item>
              <text:list-item>
                <text:p>Which allows greater testability?</text:p>
              </text:list-item>
            </text:list>
            <text:p/>
          </draw:text-box>
        </draw:frame>
        <draw:frame draw:style-name="gr4" draw:text-style-name="P8" draw:layer="layout" svg:width="24.638cm" svg:height="3.131cm" svg:x="1.524cm" svg:y="11.43cm">
          <draw:text-box>
            <text:p text:style-name="P7"><text:span text:style-name="T10">def parse_json(path):</text:span></text:p>
            <text:p text:style-name="P7"><text:span text:style-name="T10"><text:s text:c="4"/></text:span><text:span text:style-name="T10">with open(path) as infile:</text:span></text:p>
            <text:p text:style-name="P7"><text:span text:style-name="T10"><text:s text:c="8"/></text:span><text:span text:style-name="T10">text = infile.read()</text:span></text:p>
            <text:p text:style-name="P7"><text:span text:style-name="T10"><text:s text:c="8"/></text:span><text:span text:style-name="T10">return json.loads(text)</text:span></text:p>
          </draw:text-box>
        </draw:frame>
        <draw:frame draw:style-name="gr5" draw:text-style-name="P8" draw:layer="layout" svg:width="24.638cm" svg:height="4.571cm" svg:x="1.524cm" svg:y="14.732cm">
          <draw:text-box>
            <text:p text:style-name="P7"><text:span text:style-name="T10">def read_json(path):</text:span></text:p>
            <text:p text:style-name="P7"><text:span text:style-name="T10"><text:s text:c="4"/></text:span><text:span text:style-name="T10">with open(path) as infile:</text:span></text:p>
            <text:p text:style-name="P7"><text:span text:style-name="T10"><text:s text:c="8"/></text:span><text:span text:style-name="T10">return infile.read()</text:span></text:p>
            <text:p text:style-name="P7"><text:span text:style-name="T10"/></text:p>
            <text:p text:style-name="P7"><text:span text:style-name="T10">def parse_json(text)</text:span></text:p>
            <text:p text:style-name="P7"><text:span text:style-name="T10"><text:s text:c="4"/></text:span><text:span text:style-name="T10">return json.loads(tex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2" svg:font-family="'Liberation Mono'" style:font-adornments="Regular" style:font-pitch="fixed"/>
    <style:font-face style:name="Liberation Mono3" svg:font-family="'Liberation Mono'" style:font-adornments="Regular" style:font-family-generic="modern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4T14:49:00.196339014</meta:creation-date>
    <dc:date>2016-10-04T17:36:16.197230883</dc:date>
    <meta:editing-duration>PT19M50S</meta:editing-duration>
    <meta:editing-cycles>3</meta:editing-cycles>
    <meta:generator>LibreOffice/5.1.4.2$Linux_X86_64 LibreOffice_project/10m0$Build-2</meta:generator>
    <meta:document-statistic meta:object-count="57"/>
  </office:meta>
</office:document-meta>
</file>